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</table:content-validations>
      <table:table table:name="DATE (24-11-2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9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Box turtles are always in groups of 3, require randomization to 1 and 2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’ll move it to the Space Maps folder when the time is right!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4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9];[.A85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79];[.A87])" office:value-type="float" office:value="39" calcext:value-type="float" table:number-columns-spanned="2" table:number-rows-spanned="1">
            <text:p>3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table:formula="of:=COUNTIF([.$F$8:.$F$79];[.A88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calcext:conditional-formats>
          <calcext:conditional-format calcext:target-range-address="'DATE (24-11-21)'.F39:'DATE (24-11-21)'.F41 'DATE (24-11-21)'.F43:'DATE (24-11-21)'.F43 'DATE (24-11-21)'.F45:'DATE (24-11-21)'.F48 'DATE (24-11-21)'.F50:'DATE (24-11-21)'.F53 'DATE (24-11-21)'.F55:'DATE (24-11-21)'.F55 'DATE (24-11-21)'.F57:'DATE (24-11-21)'.F58 'DATE (24-11-21)'.F60:'DATE (24-11-21)'.F62 'DATE (24-11-21)'.F64:'DATE (24-11-21)'.F71 'DATE (24-11-21)'.F73:'DATE (24-11-21)'.F73 'DATE (24-11-21)'.F75:'DATE (24-11-21)'.F75 'DATE (24-11-21)'.F77:'DATE (24-11-21)'.F77 'DATE (24-11-21)'.F79:'DATE (24-11-21)'.F79 'DATE (24-11-21)'.D39:'DATE (24-11-21)'.D41 'DATE (24-11-21)'.D43:'DATE (24-11-21)'.D43 'DATE (24-11-21)'.D45:'DATE (24-11-21)'.D48 'DATE (24-11-21)'.D50:'DATE (24-11-21)'.D53 'DATE (24-11-21)'.D55:'DATE (24-11-21)'.D55 'DATE (24-11-21)'.D57:'DATE (24-11-21)'.D58 'DATE (24-11-21)'.D60:'DATE (24-11-21)'.D62 'DATE (24-11-21)'.D64:'DATE (24-11-21)'.D71 'DATE (24-11-21)'.D73:'DATE (24-11-21)'.D73 'DATE (24-11-21)'.D75:'DATE (24-11-21)'.D75 'DATE (24-11-21)'.D77:'DATE (24-11-21)'.D77 'DATE (24-11-21)'.D79:'DATE (24-11-21)'.D79 'DATE (24-11-21)'.D8:'DATE (24-11-21)'.D36 'DATE (24-11-21)'.F8:'DATE (24-11-21)'.F36">
            <calcext:condition calcext:apply-style-name="Red Fill" calcext:value="=&quot;Non-Compliant&quot;" calcext:base-cell-address="'DATE (24-11-21)'.D8"/>
            <calcext:condition calcext:apply-style-name="Orange Fill" calcext:value="=&quot;Exception Rejected&quot;" calcext:base-cell-address="'DATE (24-11-21)'.D8"/>
            <calcext:condition calcext:apply-style-name="Light Green Fill" calcext:value="=&quot;Compliance Expected&quot;" calcext:base-cell-address="'DATE (24-11-21)'.D8"/>
            <calcext:condition calcext:apply-style-name="Dark Green Fill" calcext:value="=&quot;Exception Granted&quot;" calcext:base-cell-address="'DATE (24-11-21)'.D8"/>
            <calcext:condition calcext:apply-style-name="Emerald Fill" calcext:value="=&quot;Compliant&quot;" calcext:base-cell-address="'DATE (24-11-21)'.D8"/>
            <calcext:condition calcext:apply-style-name="Note" calcext:value="=&quot;Not-Applicable&quot;" calcext:base-cell-address="'DATE (24-11-21)'.D8"/>
            <calcext:condition calcext:apply-style-name="Yellow Fill" calcext:value="=&quot;Exception Requested&quot;" calcext:base-cell-address="'DATE (24-11-21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9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opposite from before, now groups of only one or two generate. However, I would either revise the spec or grant exception because I think groups of three would contradict the box turtles appearing ‘sparingly’ – even two seems quite generous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, proper code included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, proper code include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8:.$F$79];[.A87])" office:value-type="float" office:value="43" calcext:value-type="float" table:number-columns-spanned="2" table:number-rows-spanned="1">
            <text:p>43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8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calcext:conditional-formats>
          <calcext:conditional-format calcext:target-range-address="'DATE (24-11-28)'.F39:'DATE (24-11-28)'.F41 'DATE (24-11-28)'.F43:'DATE (24-11-28)'.F43 'DATE (24-11-28)'.F45:'DATE (24-11-28)'.F48 'DATE (24-11-28)'.F50:'DATE (24-11-28)'.F53 'DATE (24-11-28)'.F55:'DATE (24-11-28)'.F55 'DATE (24-11-28)'.F57:'DATE (24-11-28)'.F58 'DATE (24-11-28)'.F60:'DATE (24-11-28)'.F62 'DATE (24-11-28)'.F64:'DATE (24-11-28)'.F71 'DATE (24-11-28)'.F73:'DATE (24-11-28)'.F73 'DATE (24-11-28)'.F75:'DATE (24-11-28)'.F75 'DATE (24-11-28)'.F77:'DATE (24-11-28)'.F77 'DATE (24-11-28)'.F79:'DATE (24-11-28)'.F79 'DATE (24-11-28)'.D39:'DATE (24-11-28)'.D41 'DATE (24-11-28)'.D43:'DATE (24-11-28)'.D43 'DATE (24-11-28)'.D45:'DATE (24-11-28)'.D48 'DATE (24-11-28)'.D50:'DATE (24-11-28)'.D53 'DATE (24-11-28)'.D55:'DATE (24-11-28)'.D55 'DATE (24-11-28)'.D57:'DATE (24-11-28)'.D58 'DATE (24-11-28)'.D60:'DATE (24-11-28)'.D62 'DATE (24-11-28)'.D64:'DATE (24-11-28)'.D71 'DATE (24-11-28)'.D73:'DATE (24-11-28)'.D73 'DATE (24-11-28)'.D75:'DATE (24-11-28)'.D75 'DATE (24-11-28)'.D77:'DATE (24-11-28)'.D77 'DATE (24-11-28)'.D79:'DATE (24-11-28)'.D79 'DATE (24-11-28)'.D8:'DATE (24-11-28)'.D36 'DATE (24-11-28)'.F8:'DATE (24-11-28)'.F36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3:24:11.583000000</dc:date>
    <meta:editing-duration>P2DT18H11M42S</meta:editing-duration>
    <meta:editing-cycles>221</meta:editing-cycles>
    <meta:generator>LibreOffice/24.8.3.2$Windows_X86_64 LibreOffice_project/48a6bac9e7e268aeb4c3483fcf825c94556d9f92</meta:generator>
    <meta:document-statistic meta:table-count="2" meta:cell-count="528" meta:object-count="0"/>
  </office:meta>
</office:document-meta>
</file>